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 style:list-style-name="L1">
      <style:paragraph-properties fo:background-color="transparent">
        <style:background-image/>
      </style:paragraph-properties>
    </style:style>
    <style:style style:name="P3" style:family="paragraph" style:parent-style-name="Standard" style:list-style-name="L2">
      <style:paragraph-properties fo:background-color="transparent">
        <style:background-image/>
      </style:paragraph-properties>
    </style:style>
    <style:style style:name="P4" style:family="paragraph" style:parent-style-name="Standard" style:list-style-name="L3">
      <style:paragraph-properties fo:background-color="transparent">
        <style:background-image/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00684830286508820" text:style-name="L1">
        <text:list-item>
          <text:p text:style-name="P2">ViewSwitcher</text:p>
        </text:list-item>
      </text:list>
      <text:list xml:id="list5762463585468489920" text:style-name="L2">
        <text:list-item>
          <text:p text:style-name="P3">Is it a button that i press to switch pages or is it a auto feature upon loading of page.2</text:p>
        </text:list-item>
      </text:list>
      <text:list xml:id="list514508956072520220" text:style-name="L3">
        <text:list-item>
          <text:p text:style-name="P4">Breakpoints, containers. Do i have to use a specific col, container to ensure responsiveness at a certain size at a particular point.</text:p>
        </text:list-item>
        <text:list-item>
          <text:p text:style-name="P4">Bootstrap front end. What am i afraid of. </text:p>
          <text:list>
            <text:list-item>
              <text:p text:style-name="P4">What elements go in which elements for overall strucutre. </text:p>
            </text:list-item>
            <text:list-item>
              <text:p text:style-name="P4">How do i get things to not look ugly and overlap each other (spacing issues)</text:p>
            </text:list-item>
            <text:list-item>
              <text:p text:style-name="P4">which elements and how do those elements: (upon screen size change)</text:p>
              <text:list>
                <text:list-item>
                  <text:p text:style-name="P4">resize</text:p>
                </text:list-item>
                <text:list-item>
                  <text:p text:style-name="P4">reorder</text:p>
                </text:list-item>
                <text:list-item>
                  <text:p text:style-name="P4">reshape</text:p>
                </text:list-item>
              </text:list>
            </text:list-item>
          </text:list>
        </text:list-item>
        <text:list-item>
          <text:p text:style-name="P4">What the fuck do all those classes mean and do</text:p>
        </text:list-item>
        <text:list-item>
          <text:p text:style-name="P4">margin on resize?</text:p>
        </text:list-item>
        <text:list-item>
          <text:p text:style-name="P4">Datatogles vs javascript for accordians</text:p>
        </text:list-item>
        <text:list-item>
          <text:p text:style-name="P4">i fear whn i just have to read and take it at face value. (but it just is this is a big deal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55S</meta:editing-duration>
    <meta:editing-cycles>8</meta:editing-cycles>
    <meta:generator>OpenOffice/4.1.7$Win32 OpenOffice.org_project/417m1$Build-9800</meta:generator>
    <dc:date>2020-11-09T09:56:59.96</dc:date>
    <dc:creator>Eli Lopez</dc:creator>
    <meta:document-statistic meta:table-count="0" meta:image-count="0" meta:object-count="0" meta:page-count="1" meta:paragraph-count="14" meta:word-count="144" meta:character-count="720"/>
    <meta:user-defined meta:name="Info 1"/>
    <meta:user-defined meta:name="Info 2"/>
    <meta:user-defined meta:name="Info 3"/>
    <meta:user-defined meta:name="Info 4"/>
  </office:meta>
</office:document-meta>
</file>